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F000002EFE11C93EA682770B7.png" manifest:media-type="image/png"/>
  <manifest:file-entry manifest:full-path="Pictures/100000000000036F000002EFFAF358E663872FA4.png" manifest:media-type="image/png"/>
  <manifest:file-entry manifest:full-path="Pictures/100000000000036F000002EF6FCA6150BDD99DB0.png" manifest:media-type="image/png"/>
  <manifest:file-entry manifest:full-path="Pictures/1000000000000370000002EFBFC7E1BDD64AA4AB.png" manifest:media-type="image/png"/>
  <manifest:file-entry manifest:full-path="Pictures/1000000000000370000002EFB90563E1DF9C2FD1.png" manifest:media-type="image/png"/>
  <manifest:file-entry manifest:full-path="Pictures/100000000000036F000002EFAEE57DA711DE73C6.png" manifest:media-type="image/png"/>
  <manifest:file-entry manifest:full-path="Pictures/10000000000003B9000002EF54C06A62CB91A87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008cm" fo:min-width="2.642cm"/>
    </style:style>
    <style:style style:name="gr4" style:family="graphic" style:parent-style-name="standard">
      <style:graphic-properties draw:textarea-horizontal-align="justify" draw:textarea-vertical-align="middle" draw:auto-grow-height="false" fo:min-height="1.008cm" fo:min-width="3.63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24.295cm" svg:height="20.733cm" svg:x="2.375cm" svg:y="0cm">
          <draw:image xlink:href="Pictures/1000000000000370000002EFB90563E1DF9C2FD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25.597cm" svg:height="21.844cm" svg:x="1.581cm" svg:y="-0.844cm">
          <draw:image xlink:href="Pictures/1000000000000370000002EFBFC7E1BDD64AA4A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25.21cm" svg:height="19.866cm" svg:x="1.27cm" svg:y="0cm">
          <draw:image xlink:href="Pictures/10000000000003B9000002EF54C06A62CB91A87F.png" xlink:type="simple" xlink:show="embed" xlink:actuate="onLoad">
            <text:p/>
          </draw:image>
        </draw:frame>
        <draw:custom-shape draw:style-name="gr3" draw:text-style-name="P2" draw:layer="layout" svg:width="4.442cm" svg:height="1.778cm" svg:x="0.762cm" svg:y="1.27cm">
          <text:p text:style-name="P2">1 - To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442cm" svg:height="1.778cm" svg:x="6.734cm" svg:y="16.256cm">
          <text:p text:style-name="P2">2 - L Extern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442cm" svg:height="1.778cm" svg:x="1.524cm" svg:y="15.494cm">
          <text:p text:style-name="P2">3 - L Intern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5.842cm" svg:height="1.778cm" svg:x="12.446cm" svg:y="6.35cm">
          <text:p text:style-name="P2">4- Macho Hemb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3.252cm" svg:height="19.866cm" svg:x="1.132cm" svg:y="0.454cm">
          <draw:image xlink:href="Pictures/100000000000036F000002EFAEE57DA711DE73C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4.384cm" svg:height="20.833cm" svg:x="1.778cm" svg:y="0cm">
          <draw:image xlink:href="Pictures/100000000000036F000002EF6FCA6150BDD99DB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3.252cm" svg:height="19.866cm" svg:x="4.318cm" svg:y="0cm">
          <draw:image xlink:href="Pictures/100000000000036F000002EFFAF358E663872FA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4.268cm" svg:height="20.734cm" svg:x="1.27cm" svg:y="-0.031cm">
          <draw:image xlink:href="Pictures/100000000000036F000002EFE11C93EA682770B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9T20:21:21.138004816</meta:creation-date>
    <meta:print-date>2020-01-19T21:22:58.484053098</meta:print-date>
    <dc:date>2020-01-19T21:33:22.931149278</dc:date>
    <meta:editing-duration>PT6M15S</meta:editing-duration>
    <meta:editing-cycles>1</meta:editing-cycles>
    <meta:document-statistic meta:object-count="60"/>
    <meta:generator>LibreOffice/5.1.6.2$Linux_X86_64 LibreOffice_project/10m0$Build-2</meta:generator>
  </office:meta>
</office:document-meta>
</file>